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Table23eae722456a49c6be5dd8943c38dfd4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RBg1pod" style:family="table-cell">
      <style:table-cell-properties fo:padding="0.1cm" style:vertical-align="middle" fo:border="0.05pt solid #000000"/>
    </style:style>
    <style:style style:name="Table23eae722456a49c6be5dd8943c38dfd4.1" style:family="table-column">
      <style:table-column-properties style:column-width="6.65cm"/>
    </style:style>
    <style:style style:name="Table23eae722456a49c6be5dd8943c38dfd4.2" style:family="table-column">
      <style:table-column-properties style:column-width="10.94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3eae722456a49c6be5dd8943c38dfd4" table:style-name="Table23eae722456a49c6be5dd8943c38dfd4">
        <table:table-column table:style-name="Table23eae722456a49c6be5dd8943c38dfd4.1"/>
        <table:table-column table:style-name="Table23eae722456a49c6be5dd8943c38dfd4.2"/>
        <table:table-row>
          <table:table-cell table:style-name="RBg1pod">
            <text:p text:style-name="podCellContent">Default cell style</text:p>
          </table:table-cell>
          <table:table-cell table:style-name="RBg1pod">
            <text:p text:style-name="podCellContent">This should also get the default cell style</text:p>
          </table:table-cell>
        </table:table-row>
        <table:table-row>
          <table:table-cell table:style-name="RBg1pod">
            <text:p text:style-name="podCellContent">First line</text:p>
            <text:p text:style-name="podCellContent">Second line</text:p>
          </table:table-cell>
          <table:table-cell table:style-name="RBg1pod">
            <text:p text:style-name="Signature">Must get style Signature</text:p>
          </table:table-cell>
        </table:table-row>
        <table:table-row>
          <table:table-cell table:style-name="RBg1pod">
            <text:p text:style-name="podCellContent">Para1</text:p>
            <text:p text:style-name="podCellContent"><text:span>Para2</text:span></text:p>
            <text:p text:style-name="podCellContent">Para3</text:p>
          </table:table-cell>
          <table:table-cell table:style-name="RBg1pod">
            <text:p text:style-name="podCellContent">Para1</text:p>
            <text:p text:style-name="podCellContent">Para2</text:p>
            <text:p text:style-name="podCellContent">Para3</text:p>
            <text:p text:style-name="podCellContent">Para4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ignature" style:family="paragraph" style:parent-style-name="Standard" style:class="text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PIntoTds</dc:title>
  </office:meta>
</office:document-meta>
</file>